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recatedBeanWarnerTests.post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yDeprecatedBeanWarner.logDeprecatedBean( String beanName , Class &lt; ? &gt; beanType , BeanDefinition bean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